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ゴシック" svg:font-family="'MS ゴシック'"/>
    <style:font-face style:name="MS ゴシック1" svg:font-family="'MS ゴシック'" style:font-pitch="variable"/>
    <style:font-face style:name="Noto Sans" svg:font-family="'Noto Sans'" style:font-family-generic="roman" style:font-pitch="variable"/>
    <style:font-face style:name="Noto Sans CJK JP" svg:font-family="'Noto Sans CJK JP'" style:font-pitch="variable"/>
    <style:font-face style:name="Noto Sans CJK JP1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3465a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0.75cm" fo:min-width="4.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2.75cm" fo:min-width="4.47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556cm" fo:min-width="1.354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2.593cm" fo:min-width="4.46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0.75cm" fo:min-width="3.09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1.391cm" fo:min-width="3.07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649cm" fo:min-width="1.249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1.297cm" fo:min-width="3.087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649cm" fo:min-width="3.091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0.75cm" fo:min-width="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2.04cm" fo:min-width="4.03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1.45cm" fo:min-width="4.03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649cm" fo:min-width="3.489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1.945cm" fo:min-width="3.638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1.297cm" fo:min-width="3.964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0.75cm" fo:min-width="5.5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cm" svg:stroke-color="#3465a4" draw:stroke-linejoin="round" draw:fill="none" draw:textarea-vertical-align="top" draw:auto-grow-height="false" fo:min-height="2.25cm" fo:min-width="5.46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649cm" fo:min-width="2.44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1.945cm" fo:min-width="5.45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>
      <style:graphic-properties draw:stroke="dash" draw:stroke-dash="Long_20_Dash" svg:stroke-width="0.05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556cm" fo:min-width="1.352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649cm" fo:min-width="1.099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>
      <style:graphic-properties draw:stroke="solid" svg:stroke-width="0.05cm" svg:stroke-color="#3465a4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9cm" fo:min-width="2.24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556cm" fo:min-width="1.873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>
      <style:graphic-properties draw:stroke="none" svg:stroke-width="0.05cm" draw:fill="none" draw:textarea-vertical-align="top" draw:auto-grow-height="false" draw:fit-to-size="false" style:shrink-to-fit="false" fo:min-height="0.556cm" fo:min-width="1.872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 style:font-size-asian="24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MS ゴシック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MS ゴシック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MS ゴシック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MS ゴシック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name-asian="MS ゴシック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MS ゴシック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MS ゴシック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MS ゴシック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MS ゴシック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MS ゴシック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font-style="normal" style:text-underline-style="none" fo:font-weight="bold" fo:background-color="transparent" style:font-name-asian="MS ゴシック" style:font-size-asian="14pt" style:language-asian="ja" style:country-asian="JP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S ゴシック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MS ゴシック" style:font-size-asian="24pt" style:language-asian="ja" style:country-asian="JP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ycookjp 2023, Lincenced under CC BY</presentation:footer-decl>
      <draw:page draw:name="UML概論" draw:style-name="dp1" draw:master-page-name="Title_20_Slide" presentation:presentation-page-layout-name="AL1T1" presentation:use-footer-name="ftr1">
        <office:forms form:automatic-focus="false" form:apply-design-mode="false"/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UML</text:span><text:span text:style-name="T2">概論</text:span></text:p>
          </draw:text-box>
        </draw:frame>
        <draw:frame draw:name="PlaceHolder 2" presentation:style-name="pr2" draw:text-style-name="P3" draw:layer="layout" svg:width="25.198cm" svg:height="9.133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MLとは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1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3">UML</text:span><text:span text:style-name="T4">と</text:span><text:span text:style-name="T4">は</text:span></text:p>
          </draw:text-box>
        </draw:frame>
        <draw:frame draw:name="PlaceHolder 2" presentation:style-name="pr5" draw:text-style-name="P6" draw:layer="layout" svg:width="25.198cm" svg:height="13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5">UML - Unified Modeling Language (</text:span><text:span text:style-name="T6">統一モデルング言語</text:span><text:span text:style-name="T6">)</text:span></text:p>
              </text:list-item>
              <text:list-item>
                <text:p text:style-name="P5"><text:span text:style-name="T6">モデリング</text:span><text:span text:style-name="T6">(Java</text:span><text:span text:style-name="T6">でのクラス設計</text:span><text:span text:style-name="T6">)</text:span><text:span text:style-name="T6">に使用する「図」を標準化し</text:span><text:span text:style-name="T6">たもの</text:span></text:p>
              </text:list-item>
              <text:list-item>
                <text:p text:style-name="P5"><text:span text:style-name="T6">代表的なものは以下のとおり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ユースケース図</text:span></text:p>
                  </text:list-item>
                  <text:list-item>
                    <text:p text:style-name="P5"><text:span text:style-name="T6">アクティビティ図</text:span></text:p>
                  </text:list-item>
                  <text:list-item>
                    <text:p text:style-name="P5"><text:span text:style-name="T6">クラス図</text:span></text:p>
                  </text:list-item>
                  <text:list-item>
                    <text:p text:style-name="P5"><text:span text:style-name="T6">シーケンス図</text:span></text:p>
                  </text:list-item>
                  <text:list-item>
                    <text:p text:style-name="P5"><text:span text:style-name="T6">ステートマシン図</text:span><text:span text:style-name="T4"><text:line-break/>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ユースケース図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1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7">ユース</text:span><text:span text:style-name="T7">ケース</text:span><text:span text:style-name="T7">図</text:span></text:p>
          </draw:text-box>
        </draw:frame>
        <draw:frame draw:name="PlaceHolder 2" presentation:style-name="pr5" draw:text-style-name="P6" draw:layer="layout" svg:width="25.198cm" svg:height="4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8">ユーザーとシステムとの関係を表した図</text:span></text:p>
              </text:list-item>
              <text:list-item>
                <text:p text:style-name="P5"><text:span text:style-name="T8">ユーザーがシステムに対して行う操作をケース毎に示す</text:span></text:p>
              </text:list-item>
              <text:list-item>
                <text:p text:style-name="P5"><text:span text:style-name="T8">ユースケース図の例</text:span></text:p>
              </text:list-item>
            </text:list>
          </draw:text-box>
        </draw:frame>
        <draw:g draw:style-name="gr2">
          <draw:custom-shape draw:style-name="gr3" draw:text-style-name="P7" draw:layer="layout" svg:width="0.909cm" svg:height="0.833cm" svg:x="8.1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4" draw:text-style-name="P7" draw:layer="layout" svg:x1="8.1cm" svg:y1="10.367cm" svg:x2="9.1cm" svg:y2="10.368cm">
            <text:p/>
          </draw:line>
          <draw:line draw:style-name="gr4" draw:text-style-name="P7" draw:layer="layout" svg:x1="8.555cm" svg:y1="10.033cm" svg:x2="8.556cm" svg:y2="10.866cm">
            <text:p/>
          </draw:line>
          <draw:line draw:style-name="gr4" draw:text-style-name="P7" draw:layer="layout" svg:x1="8.555cm" svg:y1="10.867cm" svg:x2="8.1cm" svg:y2="11.7cm">
            <text:p/>
          </draw:line>
          <draw:line draw:style-name="gr4" draw:text-style-name="P7" draw:layer="layout" svg:x1="8.555cm" svg:y1="10.867cm" svg:x2="9.01cm" svg:y2="11.7cm">
            <text:p/>
          </draw:line>
        </draw:g>
        <draw:custom-shape draw:style-name="gr3" draw:text-style-name="P7" draw:layer="layout" svg:width="6.499cm" svg:height="7.499cm" svg:x="11.5cm" svg:y="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9" draw:layer="layout" svg:width="4.999cm" svg:height="0.999cm" svg:x="11.8cm" svg:y="6.9cm">
          <text:p text:style-name="P8"><text:span text:style-name="T9">口座の</text:span><text:span text:style-name="T9">現金出</text:span><text:span text:style-name="T9">し入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4.999cm" svg:height="1.499cm" svg:x="12.3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9" draw:layer="layout" svg:width="4.499cm" svg:height="0.999cm" svg:x="12.4cm" svg:y="8.5cm">
          <text:p text:style-name="P8"><text:span text:style-name="T9">現金を預</text:span><text:span text:style-name="T9">け入れ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4.999cm" svg:height="1.499cm" svg:x="12.301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9" draw:layer="layout" svg:width="4.098cm" svg:height="0.999cm" svg:x="12.701cm" svg:y="10.301cm">
          <text:p text:style-name="P8"><text:span text:style-name="T9">現金を引き出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4.999cm" svg:height="1.499cm" svg:x="12.302cm" svg:y="11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9" draw:layer="layout" svg:width="4.098cm" svg:height="0.999cm" svg:x="12.702cm" svg:y="12.202cm">
          <text:p text:style-name="P8"><text:span text:style-name="T9">残高を照会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7" draw:layer="layout" svg:x1="9.5cm" svg:y1="9.9cm" svg:x2="12.3cm" svg:y2="8.9cm">
          <text:p/>
        </draw:line>
        <draw:line draw:style-name="gr4" draw:text-style-name="P7" draw:layer="layout" svg:x1="9.5cm" svg:y1="10.4cm" svg:x2="12cm" svg:y2="10.401cm">
          <text:p/>
        </draw:line>
        <draw:line draw:style-name="gr4" draw:text-style-name="P7" draw:layer="layout" svg:x1="9.5cm" svg:y1="10.9cm" svg:x2="12cm" svg:y2="12.4cm">
          <text:p/>
        </draw:lin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アクティビティ図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1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7">アク</text:span><text:span text:style-name="T7">ティビ</text:span><text:span text:style-name="T7">ティ図</text:span></text:p>
          </draw:text-box>
        </draw:frame>
        <draw:frame draw:name="PlaceHolder 2" presentation:style-name="pr5" draw:text-style-name="P6" draw:layer="layout" svg:width="25.198cm" svg:height="4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8">業務プロセスを図式化したもの</text:span></text:p>
              </text:list-item>
              <text:list-item>
                <text:p text:style-name="P5"><text:span text:style-name="T6">Actor</text:span><text:span text:style-name="T6">別に分岐、並列処理を表現できる</text:span></text:p>
              </text:list-item>
              <text:list-item>
                <text:p text:style-name="P5"><text:span text:style-name="T6">アクティビティ図の例</text:span></text:p>
              </text:list-item>
            </text:list>
          </draw:text-box>
        </draw:frame>
        <draw:line draw:style-name="gr4" draw:text-style-name="P7" draw:layer="layout" svg:x1="6cm" svg:y1="5.6cm" svg:x2="6.001cm" svg:y2="14.1cm">
          <text:p/>
        </draw:line>
        <draw:line draw:style-name="gr4" draw:text-style-name="P7" draw:layer="layout" svg:x1="11.5cm" svg:y1="5.6cm" svg:x2="11.501cm" svg:y2="14.1cm">
          <text:p/>
        </draw:line>
        <draw:line draw:style-name="gr4" draw:text-style-name="P7" draw:layer="layout" svg:x1="20.9cm" svg:y1="5.6cm" svg:x2="20.901cm" svg:y2="14.1cm">
          <text:p/>
        </draw:line>
        <draw:custom-shape draw:style-name="gr5" draw:text-style-name="P11" draw:layer="layout" svg:width="4.999cm" svg:height="0.999cm" svg:x="6.2cm" svg:y="5.6cm">
          <text:p text:style-name="P10"><text:span text:style-name="T9">利用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1" draw:layer="layout" svg:width="4.999cm" svg:height="0.999cm" svg:x="13.9cm" svg:y="5.6cm">
          <text:p text:style-name="P10"><text:span text:style-name="T9">システ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2" draw:layer="layout" svg:width="0.499cm" svg:height="0.499cm" svg:x="8.437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style-name="gr2">
          <draw:custom-shape draw:style-name="gr6" draw:text-style-name="P12" draw:layer="layout" svg:width="0.499cm" svg:height="0.499cm" svg:x="15.738cm" svg:y="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7" draw:text-style-name="P7" draw:layer="layout" svg:width="0.698cm" svg:height="0.798cm" svg:x="15.638cm" svg:y="13.85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style-name="gr3" draw:text-style-name="P7" draw:layer="layout" svg:width="4.499cm" svg:height="1.099cm" svg:x="6.5cm" svg:y="7.6cm">
          <text:p/>
          <draw:enhanced-geometry draw:mirror-horizontal="false" draw:mirror-vertical="false" svg:viewBox="0 0 0 0" drawooo:sub-view-size="4502 1102" draw:text-areas="0 0 ?f0 ?f1" draw:type="ooxml-non-primitive" draw:enhanced-path="M 183 0 L 184 0 C 151 0 120 8 92 25 64 41 41 64 25 92 8 120 0 151 0 184 L 0 917 0 918 C 0 950 8 981 25 1009 41 1037 64 1060 92 1076 120 1093 151 1101 184 1101 L 4317 1101 4318 1101 C 4350 1101 4381 1093 4409 1076 4437 1060 4460 1037 4476 1009 4493 981 4501 950 4501 918 L 4501 183 4501 184 4501 184 C 4501 151 4493 120 4476 92 4460 64 4437 41 4409 25 4381 8 4350 0 4318 0 L 183 0 N">
            <draw:equation draw:name="f0" draw:formula="logwidth"/>
            <draw:equation draw:name="f1" draw:formula="logheight"/>
          </draw:enhanced-geometry>
        </draw:custom-shape>
        <draw:custom-shape draw:style-name="gr5" draw:text-style-name="P11" draw:layer="layout" svg:width="4.499cm" svg:height="0.999cm" svg:x="6.5cm" svg:y="7.7cm">
          <text:p text:style-name="P10"><text:span text:style-name="T10">現金を引き出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8.7cm" svg:y1="7.1cm" svg:x2="8.701cm" svg:y2="7.6cm">
          <text:p/>
        </draw:line>
        <draw:custom-shape draw:style-name="gr9" draw:text-style-name="P7" draw:layer="layout" svg:width="7.299cm" svg:height="1.099cm" svg:x="8.7cm" svg:y="8.7cm">
          <text:p/>
          <draw:enhanced-geometry draw:mirror-horizontal="false" draw:mirror-vertical="false" svg:viewBox="0 0 0 0" drawooo:sub-view-size="7301 1101" draw:text-areas="0 0 ?f0 ?f1" draw:type="ooxml-non-primitive" draw:enhanced-path="M 0 0 L 0 400 7300 400 7300 1100 N">
            <draw:equation draw:name="f0" draw:formula="logwidth"/>
            <draw:equation draw:name="f1" draw:formula="logheight"/>
          </draw:enhanced-geometry>
        </draw:custom-shape>
        <draw:custom-shape draw:style-name="gr3" draw:text-style-name="P7" draw:layer="layout" svg:width="3.499cm" svg:height="1.499cm" svg:x="14.3cm" svg:y="9.8cm">
          <text:p/>
          <draw:enhanced-geometry draw:mirror-horizontal="false" draw:mirror-vertical="false" svg:viewBox="0 0 0 0" drawooo:sub-view-size="3502 1502" draw:text-areas="0 0 ?f0 ?f1" draw:type="ooxml-non-primitive" draw:enhanced-path="M 875 0 L 2625 0 3501 750 2625 1501 875 1501 0 750 875 0 N">
            <draw:equation draw:name="f0" draw:formula="logwidth"/>
            <draw:equation draw:name="f1" draw:formula="logheight"/>
          </draw:enhanced-geometry>
        </draw:custom-shape>
        <draw:custom-shape draw:style-name="gr5" draw:text-style-name="P11" draw:layer="layout" svg:width="4.499cm" svg:height="0.999cm" svg:x="6.5cm" svg:y="7.7cm">
          <text:p text:style-name="P10"><text:span text:style-name="T10">現金を引き出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1" draw:layer="layout" svg:width="2.299cm" svg:height="1.36cm" svg:x="14.9cm" svg:y="9.839cm">
          <text:p text:style-name="P10"><text:span text:style-name="T10">残高を</text:span></text:p>
          <text:p text:style-name="P10"><text:span text:style-name="T10">確認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1" draw:layer="layout" svg:width="2.799cm" svg:height="1.36cm" svg:x="11.7cm" svg:y="9.2cm">
          <text:p text:style-name="P10"><text:span text:style-name="T10">引出し額が預金額以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0.399cm" svg:height="0.999cm" svg:x="17.9cm" svg:y="10.5cm">
          <text:p/>
          <draw:enhanced-geometry draw:mirror-horizontal="false" draw:mirror-vertical="false" svg:viewBox="0 0 0 0" drawooo:sub-view-size="401 1001" draw:text-areas="0 0 ?f0 ?f1" draw:type="ooxml-non-primitive" draw:enhanced-path="M 0 0 L 400 0 400 1000 N">
            <draw:equation draw:name="f0" draw:formula="logwidth"/>
            <draw:equation draw:name="f1" draw:formula="logheight"/>
          </draw:enhanced-geometry>
        </draw:custom-shape>
        <draw:custom-shape draw:style-name="gr9" draw:text-style-name="P7" draw:layer="layout" svg:width="0.399cm" svg:height="0.999cm" svg:x="13.65cm" svg:y="10.5cm">
          <text:p/>
          <draw:enhanced-geometry draw:mirror-horizontal="false" draw:mirror-vertical="false" svg:viewBox="0 0 0 0" drawooo:sub-view-size="401 1001" draw:text-areas="0 0 ?f0 ?f1" draw:type="ooxml-non-primitive" draw:enhanced-path="M 400 0 L 0 0 0 1000 N">
            <draw:equation draw:name="f0" draw:formula="logwidth"/>
            <draw:equation draw:name="f1" draw:formula="logheight"/>
          </draw:enhanced-geometry>
        </draw:custom-shape>
        <draw:custom-shape draw:style-name="gr5" draw:text-style-name="P11" draw:layer="layout" svg:width="3.099cm" svg:height="1.36cm" svg:x="17.5cm" svg:y="9.201cm">
          <text:p text:style-name="P10"><text:span text:style-name="T10">引出し額が預金額を超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.799cm" svg:height="1.46cm" svg:x="12.2cm" svg:y="11.5cm">
          <text:p/>
          <draw:enhanced-geometry draw:mirror-horizontal="false" draw:mirror-vertical="false" svg:viewBox="0 0 0 0" drawooo:sub-view-size="2802 1463" draw:text-areas="0 0 ?f0 ?f1" draw:type="ooxml-non-primitive" draw:enhanced-path="M 243 0 L 244 0 C 201 0 159 11 122 33 85 54 54 85 33 122 11 159 0 201 0 244 L 0 1218 0 1218 C 0 1261 11 1303 33 1340 54 1377 85 1408 122 1429 159 1451 201 1462 244 1462 L 2557 1462 2557 1462 C 2600 1462 2642 1451 2679 1429 2716 1408 2747 1377 2768 1340 2790 1303 2801 1261 2801 1218 L 2800 243 2801 244 2801 244 C 2801 201 2790 159 2768 122 2747 85 2716 54 2679 33 2642 11 2600 0 2557 0 L 243 0 N">
            <draw:equation draw:name="f0" draw:formula="logwidth"/>
            <draw:equation draw:name="f1" draw:formula="logheight"/>
          </draw:enhanced-geometry>
        </draw:custom-shape>
        <draw:custom-shape draw:style-name="gr5" draw:text-style-name="P11" draw:layer="layout" svg:width="2.799cm" svg:height="1.36cm" svg:x="12.2cm" svg:y="11.6cm">
          <text:p text:style-name="P10"><text:span text:style-name="T10">指定金額を引き出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1" draw:layer="layout" svg:width="2.999cm" svg:height="1.36cm" svg:x="16.9cm" svg:y="11.601cm">
          <text:p text:style-name="P10"><text:span text:style-name="T10">引出し不可を通知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.799cm" svg:height="1.46cm" svg:x="16.901cm" svg:y="11.5cm">
          <text:p/>
          <draw:enhanced-geometry draw:mirror-horizontal="false" draw:mirror-vertical="false" svg:viewBox="0 0 0 0" drawooo:sub-view-size="2802 1463" draw:text-areas="0 0 ?f0 ?f1" draw:type="ooxml-non-primitive" draw:enhanced-path="M 243 0 L 244 0 C 201 0 159 11 122 33 85 54 54 85 33 122 11 159 0 201 0 244 L 0 1218 0 1218 C 0 1261 11 1303 33 1340 54 1377 85 1408 122 1429 159 1451 201 1462 244 1462 L 2557 1462 2557 1462 C 2600 1462 2642 1451 2679 1429 2716 1408 2747 1377 2768 1340 2790 1303 2801 1261 2801 1218 L 2800 243 2801 244 2801 244 C 2801 201 2790 159 2768 122 2747 85 2716 54 2679 33 2642 11 2600 0 2557 0 L 243 0 N">
            <draw:equation draw:name="f0" draw:formula="logwidth"/>
            <draw:equation draw:name="f1" draw:formula="logheight"/>
          </draw:enhanced-geometry>
        </draw:custom-shape>
        <draw:custom-shape draw:style-name="gr3" draw:text-style-name="P7" draw:layer="layout" svg:width="4.899cm" svg:height="0.438cm" svg:x="13.6cm" svg:y="12.961cm">
          <text:p/>
          <draw:enhanced-geometry draw:mirror-horizontal="false" draw:mirror-vertical="false" svg:viewBox="0 0 0 0" drawooo:sub-view-size="4901 440" draw:text-areas="0 0 ?f0 ?f1" draw:type="ooxml-non-primitive" draw:enhanced-path="M 0 139 L 0 439 4900 439 4900 0 N">
            <draw:equation draw:name="f0" draw:formula="logwidth"/>
            <draw:equation draw:name="f1" draw:formula="logheight"/>
          </draw:enhanced-geometry>
        </draw:custom-shape>
        <draw:line draw:style-name="gr8" draw:text-style-name="P7" draw:layer="layout" svg:x1="16cm" svg:y1="13.4cm" svg:x2="16.001cm" svg:y2="13.9cm">
          <text:p/>
        </draw:lin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クラス図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1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7">クラス</text:span><text:span text:style-name="T7">図</text:span></text:p>
          </draw:text-box>
        </draw:frame>
        <draw:frame draw:name="PlaceHolder 2" presentation:style-name="pr5" draw:text-style-name="P6" draw:layer="layout" svg:width="25.198cm" svg:height="4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8">クラスの関係（関連、コンポジション、集約、汎化）の図式化</text:span></text:p>
              </text:list-item>
              <text:list-item>
                <text:p text:style-name="P5"><text:span text:style-name="T8">概念クラス図（システム化の分析段階）とクラス図（クラス設</text:span><text:span text:style-name="T8">計段階）がある</text:span></text:p>
              </text:list-item>
              <text:list-item>
                <text:p text:style-name="P5"><text:span text:style-name="T8">概念クラス図の例</text:span></text:p>
              </text:list-item>
            </text:list>
          </draw:text-box>
        </draw:frame>
        <draw:g draw:style-name="gr2">
          <draw:custom-shape draw:style-name="gr10" draw:text-style-name="P7" draw:layer="layout" svg:width="4.999cm" svg:height="0.999cm" svg:x="4.5cm" svg:y="7.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7" draw:layer="layout" svg:width="4.999cm" svg:height="0.999cm" svg:x="4.5cm" svg:y="8.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7" draw:layer="layout" svg:width="4.977cm" svg:height="2.999cm" svg:x="4.522cm" svg:y="9.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3" draw:layer="layout" svg:width="1.853cm" svg:height="0.805cm" svg:x="6.047cm" svg:y="7.594cm">
            <text:p text:style-name="P10"><text:span text:style-name="T11">AT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14" draw:layer="layout" svg:width="4.959cm" svg:height="2.842cm" svg:x="4.523cm" svg:y="9.594cm">
            <text:p text:style-name="P8"><text:span text:style-name="T9">・現金を預け入れる</text:span></text:p>
            <text:p text:style-name="P8"><text:span text:style-name="T9">・現金を引き出す</text:span></text:p>
            <text:p text:style-name="P8"><text:span text:style-name="T9">・残高を照会する</text:span></text:p>
            <text:p text:style-name="P8"><text:span text:style-name="T9">・</text:span><text:span text:style-name="T12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>
          <draw:custom-shape draw:style-name="gr14" draw:text-style-name="P7" draw:layer="layout" svg:width="3.598cm" svg:height="0.999cm" svg:x="19.8cm" svg:y="5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7" draw:layer="layout" svg:width="3.598cm" svg:height="0.999cm" svg:x="19.8cm" svg:y="6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7" draw:layer="layout" svg:width="3.576cm" svg:height="1.64cm" svg:x="19.822cm" svg:y="7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13" draw:layer="layout" svg:width="1.748cm" svg:height="0.898cm" svg:x="20.752cm" svg:y="5.694cm">
            <text:p text:style-name="P10"><text:span text:style-name="T9">口座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4" draw:layer="layout" svg:width="3.586cm" svg:height="1.546cm" svg:x="19.812cm" svg:y="7.694cm">
            <text:p text:style-name="P8"><text:span text:style-name="T9">・入金する</text:span></text:p>
            <text:p text:style-name="P8"><text:span text:style-name="T9">・出金する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14" draw:layer="layout" svg:width="3.59cm" svg:height="0.898cm" svg:x="19.808cm" svg:y="6.695cm">
            <text:p text:style-name="P8"><text:span text:style-name="T9">・残高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>
          <draw:custom-shape draw:style-name="gr19" draw:text-style-name="P7" draw:layer="layout" svg:width="4.499cm" svg:height="0.999cm" svg:x="19.8cm" svg:y="9.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7" draw:layer="layout" svg:width="4.536cm" svg:height="2.289cm" svg:x="19.763cm" svg:y="10.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1" draw:text-style-name="P7" draw:layer="layout" svg:width="4.536cm" svg:height="1.699cm" svg:x="19.763cm" svg:y="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13" draw:layer="layout" svg:width="3.988cm" svg:height="0.898cm" svg:x="20.012cm" svg:y="9.794cm">
            <text:p text:style-name="P10"><text:span text:style-name="T9">入出金記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3" draw:text-style-name="P14" draw:layer="layout" svg:width="4.137cm" svg:height="2.194cm" svg:x="19.863cm" svg:y="10.795cm">
            <text:p text:style-name="P8"><text:span text:style-name="T9">・入金額</text:span></text:p>
            <text:p text:style-name="P8"><text:span text:style-name="T9">・出金額</text:span></text:p>
            <text:p text:style-name="P8"><text:span text:style-name="T9">・残高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14" draw:layer="layout" svg:width="4.463cm" svg:height="1.546cm" svg:x="19.875cm" svg:y="13.096cm">
            <text:p text:style-name="P8"><text:span text:style-name="T9">・入金を記録する</text:span></text:p>
            <text:p text:style-name="P8"><text:span text:style-name="T9">・出金を記録する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>
          <draw:custom-shape draw:style-name="gr25" draw:text-style-name="P7" draw:layer="layout" svg:width="5.999cm" svg:height="0.999cm" svg:x="11.8cm" svg:y="7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5" draw:text-style-name="P7" draw:layer="layout" svg:width="5.999cm" svg:height="0.999cm" svg:x="11.8cm" svg:y="8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7" draw:layer="layout" svg:width="5.967cm" svg:height="2.499cm" svg:x="11.832cm" svg:y="9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3" draw:layer="layout" svg:width="2.939cm" svg:height="0.898cm" svg:x="13.3cm" svg:y="7.494cm">
            <text:p text:style-name="P10"><text:span text:style-name="T13">口座管理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14" draw:layer="layout" svg:width="5.949cm" svg:height="2.194cm" svg:x="11.832cm" svg:y="9.494cm">
            <text:p text:style-name="P8"><text:span text:style-name="T13">・入金する</text:span></text:p>
            <text:p text:style-name="P8"><text:span text:style-name="T13">・出金する</text:span></text:p>
            <text:p text:style-name="P8"><text:span text:style-name="T13">・入出金記録を取得する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9" draw:text-style-name="P7" draw:layer="layout" svg:x1="9.5cm" svg:y1="9cm" svg:x2="11.8cm" svg:y2="9.001cm">
          <text:p/>
        </draw:line>
        <draw:line draw:style-name="gr29" draw:text-style-name="P7" draw:layer="layout" svg:x1="17.888cm" svg:y1="9cm" svg:x2="19.808cm" svg:y2="7cm">
          <text:p/>
        </draw:line>
        <draw:line draw:style-name="gr29" draw:text-style-name="P7" draw:layer="layout" svg:x1="17.88cm" svg:y1="9.009cm" svg:x2="19.763cm" svg:y2="11.5cm">
          <text:p/>
        </draw:lin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シーケンス図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1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7">シーケ</text:span><text:span text:style-name="T7">ンス図</text:span></text:p>
          </draw:text-box>
        </draw:frame>
        <draw:frame draw:name="PlaceHolder 2" presentation:style-name="pr5" draw:text-style-name="P6" draw:layer="layout" svg:width="25.198cm" svg:height="3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8">クラスの呼び出し関係を時系列に図式化したもの</text:span></text:p>
              </text:list-item>
              <text:list-item>
                <text:p text:style-name="P5"><text:span text:style-name="T8">ロジックの依存関係が明確になる</text:span></text:p>
              </text:list-item>
              <text:list-item>
                <text:p text:style-name="P5"><text:span text:style-name="T8">シーケンス図の例</text:span></text:p>
              </text:list-item>
            </text:list>
          </draw:text-box>
        </draw:frame>
        <draw:g draw:style-name="gr2">
          <draw:custom-shape draw:style-name="gr3" draw:text-style-name="P7" draw:layer="layout" svg:width="0.544cm" svg:height="0.366cm" svg:x="4.4cm" svg:y="5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4" draw:text-style-name="P7" draw:layer="layout" svg:x1="4.4cm" svg:y1="5.913cm" svg:x2="5cm" svg:y2="5.914cm">
            <text:p/>
          </draw:line>
          <draw:line draw:style-name="gr4" draw:text-style-name="P7" draw:layer="layout" svg:x1="4.673cm" svg:y1="5.767cm" svg:x2="4.674cm" svg:y2="6.134cm">
            <text:p/>
          </draw:line>
          <draw:line draw:style-name="gr4" draw:text-style-name="P7" draw:layer="layout" svg:x1="4.673cm" svg:y1="6.133cm" svg:x2="4.4cm" svg:y2="6.5cm">
            <text:p/>
          </draw:line>
          <draw:line draw:style-name="gr4" draw:text-style-name="P7" draw:layer="layout" svg:x1="4.673cm" svg:y1="6.133cm" svg:x2="4.946cm" svg:y2="6.5cm">
            <text:p/>
          </draw:line>
        </draw:g>
        <draw:custom-shape draw:style-name="gr3" draw:text-style-name="P7" draw:layer="layout" svg:width="2.099cm" svg:height="0.999cm" svg:x="7.7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3" draw:layer="layout" svg:width="1.851cm" svg:height="0.805cm" svg:x="7.8cm" svg:y="5.594cm">
          <text:p text:style-name="P10"><text:span text:style-name="T11">A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.54cm" svg:height="0.999cm" svg:x="11.8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1" draw:layer="layout" svg:width="2.54cm" svg:height="0.898cm" svg:x="11.8cm" svg:y="5.594cm">
          <text:p text:style-name="P10"><text:span text:style-name="T9">口座管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1.598cm" svg:height="0.999cm" svg:x="16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3" draw:layer="layout" svg:width="1.598cm" svg:height="0.898cm" svg:x="16cm" svg:y="5.594cm">
          <text:p text:style-name="P10"><text:span text:style-name="T9">口座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3.199cm" svg:height="0.999cm" svg:x="19.2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1" draw:layer="layout" svg:width="2.978cm" svg:height="0.898cm" svg:x="19.366cm" svg:y="5.594cm">
          <text:p text:style-name="P10"><text:span text:style-name="T9">入出金記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7" draw:layer="layout" svg:x1="20.8cm" svg:y1="6.5cm" svg:x2="20.801cm" svg:y2="13.5cm">
          <text:p/>
        </draw:line>
        <draw:line draw:style-name="gr4" draw:text-style-name="P7" draw:layer="layout" svg:x1="16.8cm" svg:y1="6.5cm" svg:x2="16.801cm" svg:y2="13.5cm">
          <text:p/>
        </draw:line>
        <draw:line draw:style-name="gr4" draw:text-style-name="P7" draw:layer="layout" svg:x1="13cm" svg:y1="6.5cm" svg:x2="13.001cm" svg:y2="13.5cm">
          <text:p/>
        </draw:line>
        <draw:line draw:style-name="gr4" draw:text-style-name="P7" draw:layer="layout" svg:x1="8.8cm" svg:y1="6.5cm" svg:x2="8.801cm" svg:y2="13.5cm">
          <text:p/>
        </draw:line>
        <draw:line draw:style-name="gr4" draw:text-style-name="P7" draw:layer="layout" svg:x1="4.7cm" svg:y1="6.5cm" svg:x2="4.701cm" svg:y2="13.5cm">
          <text:p/>
        </draw:line>
        <draw:custom-shape draw:style-name="gr32" draw:text-style-name="P15" draw:layer="layout" svg:width="0.499cm" svg:height="4.699cm" svg:x="8.6cm" svg:y="7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15" draw:layer="layout" svg:width="0.499cm" svg:height="4.699cm" svg:x="4.5cm" svg:y="7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5cm" svg:y1="7.8cm" svg:x2="8.6cm" svg:y2="7.801cm">
          <text:p/>
        </draw:line>
        <draw:custom-shape draw:style-name="gr33" draw:text-style-name="P11" draw:layer="layout" svg:width="3.968cm" svg:height="0.898cm" svg:x="4.917cm" svg:y="6.894cm">
          <text:p text:style-name="P10"><text:span text:style-name="T9">預金を引き出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3" draw:layer="layout" svg:width="2.739cm" svg:height="0.898cm" svg:x="9.161cm" svg:y="7.189cm">
          <text:p text:style-name="P10"><text:span text:style-name="T9">出金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15" draw:layer="layout" svg:width="0.499cm" svg:height="3.899cm" svg:x="12.7cm" svg:y="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9.201cm" svg:y1="8.095cm" svg:x2="12.801cm" svg:y2="8.096cm">
          <text:p/>
        </draw:line>
        <draw:custom-shape draw:style-name="gr5" draw:text-style-name="P11" draw:layer="layout" svg:width="2.482cm" svg:height="0.898cm" svg:x="13.15cm" svg:y="7.49cm">
          <text:p text:style-name="P10"><text:span text:style-name="T9">出金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15" draw:layer="layout" svg:width="0.499cm" svg:height="1.098cm" svg:x="16.589cm" svg:y="8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13.2cm" svg:y1="8.389cm" svg:x2="16.69cm" svg:y2="8.396cm">
          <text:p/>
        </draw:line>
        <draw:line draw:style-name="gr8" draw:text-style-name="P7" draw:layer="layout" svg:x1="16.678cm" svg:y1="9.296cm" svg:x2="13.2cm" svg:y2="9.297cm">
          <text:p/>
        </draw:line>
        <draw:custom-shape draw:style-name="gr5" draw:text-style-name="P11" draw:layer="layout" svg:width="3.968cm" svg:height="0.898cm" svg:x="13.208cm" svg:y="9.585cm">
          <text:p text:style-name="P10"><text:span text:style-name="T9">出金を記録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13.2cm" svg:y1="10.484cm" svg:x2="20.589cm" svg:y2="10.485cm">
          <text:p/>
        </draw:line>
        <draw:custom-shape draw:style-name="gr32" draw:text-style-name="P15" draw:layer="layout" svg:width="0.499cm" svg:height="1.098cm" svg:x="20.589cm" svg:y="10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20.576cm" svg:y1="11.484cm" svg:x2="13.187cm" svg:y2="11.485cm">
          <text:p/>
        </draw:line>
        <draw:line draw:style-name="gr8" draw:text-style-name="P7" draw:layer="layout" svg:x1="12.789cm" svg:y1="11.895cm" svg:x2="9.189cm" svg:y2="11.896cm">
          <text:p/>
        </draw:line>
        <draw:line draw:style-name="gr8" draw:text-style-name="P7" draw:layer="layout" svg:x1="8.588cm" svg:y1="12.3cm" svg:x2="4.988cm" svg:y2="12.301cm">
          <text:p/>
        </draw:lin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ステートマシン図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1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7">ステー</text:span><text:span text:style-name="T7">トマシ</text:span><text:span text:style-name="T7">ン図</text:span></text:p>
          </draw:text-box>
        </draw:frame>
        <draw:frame draw:name="PlaceHolder 2" presentation:style-name="pr5" draw:text-style-name="P6" draw:layer="layout" svg:width="25.198cm" svg:height="2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8">システムの状態がどのような条件のときに別の状態に遷移する</text:span><text:span text:style-name="T8">かを表した図</text:span></text:p>
              </text:list-item>
              <text:list-item>
                <text:p text:style-name="P5"><text:span text:style-name="T8">実装設計で使われることが多い</text:span></text:p>
              </text:list-item>
              <text:list-item>
                <text:p text:style-name="P5"><text:span text:style-name="T8">ステートマシン図の例</text:span></text:p>
              </text:list-item>
            </text:list>
          </draw:text-box>
        </draw:frame>
        <draw:custom-shape draw:style-name="gr6" draw:text-style-name="P12" draw:layer="layout" svg:width="0.499cm" svg:height="0.499cm" svg:x="7.038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" draw:text-style-name="P7" draw:layer="layout" svg:width="2.498cm" svg:height="1.099cm" svg:x="12.801cm" svg:y="6.601cm">
          <text:p/>
          <draw:enhanced-geometry draw:mirror-horizontal="false" draw:mirror-vertical="false" svg:viewBox="0 0 0 0" drawooo:sub-view-size="2501 1102" draw:text-areas="0 0 ?f0 ?f1" draw:type="ooxml-non-primitive" draw:enhanced-path="M 183 0 L 184 0 C 151 0 120 8 92 25 64 41 41 64 25 92 8 120 0 151 0 184 L 0 917 0 918 C 0 950 8 981 25 1009 41 1037 64 1060 92 1076 120 1093 151 1101 184 1101 L 2316 1101 2317 1101 C 2349 1101 2380 1093 2408 1076 2436 1060 2459 1037 2475 1009 2492 981 2500 950 2500 918 L 2500 183 2500 184 2500 184 C 2500 151 2492 120 2475 92 2459 64 2436 41 2408 25 2380 8 2349 0 2317 0 L 183 0 N">
            <draw:equation draw:name="f0" draw:formula="logwidth"/>
            <draw:equation draw:name="f1" draw:formula="logheight"/>
          </draw:enhanced-geometry>
        </draw:custom-shape>
        <draw:custom-shape draw:style-name="gr35" draw:text-style-name="P13" draw:layer="layout" svg:width="2.372cm" svg:height="0.805cm" svg:x="12.927cm" svg:y="6.8cm">
          <text:p text:style-name="P10"><text:span text:style-name="T10">出金可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.498cm" svg:height="1.099cm" svg:x="12.8cm" svg:y="11.3cm">
          <text:p/>
          <draw:enhanced-geometry draw:mirror-horizontal="false" draw:mirror-vertical="false" svg:viewBox="0 0 0 0" drawooo:sub-view-size="2501 1102" draw:text-areas="0 0 ?f0 ?f1" draw:type="ooxml-non-primitive" draw:enhanced-path="M 183 0 L 184 0 C 151 0 120 8 92 25 64 41 41 64 25 92 8 120 0 151 0 184 L 0 917 0 918 C 0 950 8 981 25 1009 41 1037 64 1060 92 1076 120 1093 151 1101 184 1101 L 2316 1101 2317 1101 C 2349 1101 2380 1093 2408 1076 2436 1060 2459 1037 2475 1009 2492 981 2500 950 2500 918 L 2500 183 2500 184 2500 184 C 2500 151 2492 120 2475 92 2459 64 2436 41 2408 25 2380 8 2349 0 2317 0 L 183 0 N">
            <draw:equation draw:name="f0" draw:formula="logwidth"/>
            <draw:equation draw:name="f1" draw:formula="logheight"/>
          </draw:enhanced-geometry>
        </draw:custom-shape>
        <draw:custom-shape draw:style-name="gr5" draw:text-style-name="P11" draw:layer="layout" svg:width="2.194cm" svg:height="0.805cm" svg:x="12.926cm" svg:y="11.499cm">
          <text:p text:style-name="P10"><text:span text:style-name="T10">出金不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.498cm" svg:height="1.099cm" svg:x="18.6cm" svg:y="9cm">
          <text:p/>
          <draw:enhanced-geometry draw:mirror-horizontal="false" draw:mirror-vertical="false" svg:viewBox="0 0 0 0" drawooo:sub-view-size="2501 1102" draw:text-areas="0 0 ?f0 ?f1" draw:type="ooxml-non-primitive" draw:enhanced-path="M 183 0 L 184 0 C 151 0 120 8 92 25 64 41 41 64 25 92 8 120 0 151 0 184 L 0 917 0 918 C 0 950 8 981 25 1009 41 1037 64 1060 92 1076 120 1093 151 1101 184 1101 L 2316 1101 2317 1101 C 2349 1101 2380 1093 2408 1076 2436 1060 2459 1037 2475 1009 2492 981 2500 950 2500 918 L 2500 183 2500 184 2500 184 C 2500 151 2492 120 2475 92 2459 64 2436 41 2408 25 2380 8 2349 0 2317 0 L 183 0 N">
            <draw:equation draw:name="f0" draw:formula="logwidth"/>
            <draw:equation draw:name="f1" draw:formula="logheight"/>
          </draw:enhanced-geometry>
        </draw:custom-shape>
        <draw:custom-shape draw:style-name="gr36" draw:text-style-name="P13" draw:layer="layout" svg:width="2.371cm" svg:height="0.805cm" svg:x="18.727cm" svg:y="9.199cm">
          <text:p text:style-name="P10"><text:span text:style-name="T10">口座凍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7.534cm" svg:y1="7.203cm" svg:x2="12.801cm" svg:y2="7.2cm">
          <text:p/>
        </draw:line>
        <draw:custom-shape draw:style-name="gr33" draw:text-style-name="P11" draw:layer="layout" svg:width="3.464cm" svg:height="0.805cm" svg:x="7.394cm" svg:y="6.3cm">
          <text:p text:style-name="P10"><text:span text:style-name="T10">口座を開設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0.999cm" svg:height="0.999cm" svg:x="13.5cm" svg:y="9.1cm">
          <text:p/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line draw:style-name="gr8" draw:text-style-name="P7" draw:layer="layout" svg:x1="14cm" svg:y1="7.7cm" svg:x2="14.001cm" svg:y2="9.2cm">
          <text:p/>
        </draw:line>
        <draw:custom-shape draw:style-name="gr5" draw:text-style-name="P11" draw:layer="layout" svg:width="2.194cm" svg:height="0.805cm" svg:x="13.9cm" svg:y="7.894cm">
          <text:p text:style-name="P10"><text:span text:style-name="T10">出金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3.499cm" svg:height="2.499cm" svg:x="10cm" svg:y="7.2cm">
          <text:p/>
          <draw:enhanced-geometry draw:mirror-horizontal="false" draw:mirror-vertical="false" svg:viewBox="0 0 0 0" drawooo:sub-view-size="3501 2501" draw:text-areas="0 0 ?f0 ?f1" draw:type="ooxml-non-primitive" draw:enhanced-path="M 3500 2500 L 0 2500 0 0 2800 0 N">
            <draw:equation draw:name="f0" draw:formula="logwidth"/>
            <draw:equation draw:name="f1" draw:formula="logheight"/>
          </draw:enhanced-geometry>
        </draw:custom-shape>
        <draw:custom-shape draw:style-name="gr33" draw:text-style-name="P11" draw:layer="layout" svg:width="2.194cm" svg:height="0.805cm" svg:x="11.201cm" svg:y="8.994cm">
          <text:p text:style-name="P10"><text:span text:style-name="T10">残高＞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14.006cm" svg:y1="10.088cm" svg:x2="14.007cm" svg:y2="11.299cm">
          <text:p/>
        </draw:line>
        <draw:custom-shape draw:style-name="gr5" draw:text-style-name="P11" draw:layer="layout" svg:width="2.194cm" svg:height="0.805cm" svg:x="13.906cm" svg:y="10.082cm">
          <text:p text:style-name="P10"><text:span text:style-name="T10">残高＝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3.5cm" svg:height="4.499cm" svg:x="9.3cm" svg:y="7.2cm">
          <text:p/>
          <draw:enhanced-geometry draw:mirror-horizontal="false" draw:mirror-vertical="false" svg:viewBox="0 0 0 0" drawooo:sub-view-size="3502 4501" draw:text-areas="0 0 ?f0 ?f1" draw:type="ooxml-non-primitive" draw:enhanced-path="M 3500 4500 L 0 4500 0 0 3501 0 N">
            <draw:equation draw:name="f0" draw:formula="logwidth"/>
            <draw:equation draw:name="f1" draw:formula="logheight"/>
          </draw:enhanced-geometry>
        </draw:custom-shape>
        <draw:custom-shape draw:style-name="gr33" draw:text-style-name="P11" draw:layer="layout" svg:width="2.194cm" svg:height="0.805cm" svg:x="10.5cm" svg:y="10.994cm">
          <text:p text:style-name="P10"><text:span text:style-name="T10">入金す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4.499cm" svg:height="1.799cm" svg:x="15.3cm" svg:y="7.2cm">
          <text:p/>
          <draw:enhanced-geometry draw:mirror-horizontal="false" draw:mirror-vertical="false" svg:viewBox="0 0 0 0" drawooo:sub-view-size="4501 1801" draw:text-areas="0 0 ?f0 ?f1" draw:type="ooxml-non-primitive" draw:enhanced-path="M 0 0 L 4500 0 4500 1800 N">
            <draw:equation draw:name="f0" draw:formula="logwidth"/>
            <draw:equation draw:name="f1" draw:formula="logheight"/>
          </draw:enhanced-geometry>
        </draw:custom-shape>
        <draw:custom-shape draw:style-name="gr9" draw:text-style-name="P7" draw:layer="layout" svg:width="4.499cm" svg:height="1.799cm" svg:x="15.383cm" svg:y="10.088cm">
          <text:p/>
          <draw:enhanced-geometry draw:mirror-horizontal="false" draw:mirror-vertical="false" svg:viewBox="0 0 0 0" drawooo:sub-view-size="4501 1801" draw:text-areas="0 0 ?f0 ?f1" draw:type="ooxml-non-primitive" draw:enhanced-path="M 0 1800 L 4500 1800 4500 0 N">
            <draw:equation draw:name="f0" draw:formula="logwidth"/>
            <draw:equation draw:name="f1" draw:formula="logheight"/>
          </draw:enhanced-geometry>
        </draw:custom-shape>
        <draw:custom-shape draw:style-name="gr33" draw:text-style-name="P11" draw:layer="layout" svg:width="3.888cm" svg:height="0.805cm" svg:x="15.156cm" svg:y="6.494cm">
          <text:p text:style-name="P10"><text:span text:style-name="T10">休眠期間≧２０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1" draw:layer="layout" svg:width="3.888cm" svg:height="0.805cm" svg:x="15.157cm" svg:y="11.194cm">
          <text:p text:style-name="P10"><text:span text:style-name="T10">休眠期間≧２０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2T11" presentation:use-footer-name="ftr1">
        <office:forms form:automatic-focus="false" form:apply-design-mode="false"/>
        <draw:frame draw:name="PlaceHolder 4" presentation:style-name="pr4" draw:text-style-name="P2" draw:layer="layout" svg:width="25.198cm" svg:height="1.478cm" svg:x="1.4cm" svg:y="0.075cm" presentation:class="title" presentation:user-transformed="true">
          <draw:text-box>
            <text:p text:style-name="P1"><text:span text:style-name="T3">参考情</text:span><text:span text:style-name="T3">報</text:span></text:p>
          </draw:text-box>
        </draw:frame>
        <draw:frame draw:name="PlaceHolder 3" presentation:style-name="pr5" draw:text-style-name="P16" draw:layer="layout" svg:width="25.198cm" svg:height="13.714cm" svg:x="1.4cm" svg:y="1.785cm" presentation:class="outline" presentation:user-transformed="true">
          <draw:text-box>
            <text:list text:style-name="L2">
              <text:list-item>
                <text:p text:style-name="P5"><text:span text:style-name="T14">Cacoo</text:span><text:span text:style-name="T14">ブログ </text:span><text:span text:style-name="T14">UML</text:span><text:span text:style-name="T14">とは？</text:span><text:span text:style-name="T14"><text:line-break/></text:span><text:span text:style-name="T14"><text:a xlink:href="https://cacoo.com/ja/blog/what-is-uml/#i-2" xlink:type="simple">https://cacoo.com/ja/blog/what-is-uml/#i-2</text:a></text:span><text:span text:style-name="T14"><text:line-break/></text:span><text:span text:style-name="T5">初心者向けに分かりやすく解説している</text:span></text:p>
              </text:list-item>
              <text:list-item>
                <text:p text:style-name="P5"><text:span text:style-name="T15">ウィキペディア</text:span><text:span text:style-name="T15"><text:line-break/></text:span><text:span text:style-name="T15"><text:a xlink:href="https://ja.wikipedia.org/wiki/統一モデリング言語" xlink:type="simple">https://ja.wikipedia.org/wiki/統一モデリング言語</text:a></text:span><text:span text:style-name="T15"><text:line-break/></text:span><text:span text:style-name="T15"><text:line-break/>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ゴシック" svg:font-family="'MS ゴシック'"/>
    <style:font-face style:name="MS ゴシック1" svg:font-family="'MS ゴシック'" style:font-pitch="variable"/>
    <style:font-face style:name="Noto Sans" svg:font-family="'Noto Sans'" style:font-family-generic="roman" style:font-pitch="variable"/>
    <style:font-face style:name="Noto Sans CJK JP" svg:font-family="'Noto Sans CJK JP'" style:font-pitch="variable"/>
    <style:font-face style:name="Noto Sans CJK JP1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JP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0pt" style:font-size-asian="10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0pt" style:font-size-asian="10pt" style:font-size-complex="14pt"/>
    </style:style>
    <style:style style:name="MP7" style:family="paragraph">
      <style:paragraph-properties fo:text-align="end"/>
      <style:text-properties fo:font-size="12pt" style:font-size-asian="12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2pt" style:font-size-asian="12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draw:frame presentation:style-name="Mpr1" draw:text-style-name="MP6" draw:layer="backgroundobjects" svg:width="8.875cm" svg:height="0.5cm" svg:x="9.576cm" svg:y="15.2cm" presentation:class="footer">
        <draw:text-box>
          <text:p text:style-name="MP5"><presentation:footer/></text:p>
        </draw:text-box>
      </draw:frame>
      <draw:frame presentation:style-name="Mpr1" draw:text-style-name="MP8" draw:layer="backgroundobjects" svg:width="6.523cm" svg:height="0.5cm" svg:x="20.077cm" svg:y="15.2cm" presentation:class="page-number">
        <draw:text-box>
          <text:p text:style-name="MP7"><text:page-number>&lt;番号&gt;</text:page-number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presentation:style-name="Mpr4" draw:text-style-name="MP6" draw:layer="backgroundobjects" svg:width="8.875cm" svg:height="0.5cm" svg:x="9.576cm" svg:y="15.2cm" presentation:class="footer">
        <draw:text-box>
          <text:p text:style-name="MP5"><presentation:footer/></text:p>
        </draw:text-box>
      </draw:frame>
      <draw:frame presentation:style-name="Mpr4" draw:text-style-name="MP8" draw:layer="backgroundobjects" svg:width="6.523cm" svg:height="0.65cm" svg:x="20.077cm" svg:y="15.15cm" presentation:class="page-number">
        <draw:text-box>
          <text:p text:style-name="MP7">- <text:page-number>&lt;番号&gt;</text:page-number><text:s/>-</text:p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20:33:01</meta:creation-date>
    <dc:language>ja-JP</dc:language>
    <dc:date>2023-06-17T23:33:52.328511061</dc:date>
    <meta:editing-cycles>19</meta:editing-cycles>
    <meta:editing-duration>PT1H32M57S</meta:editing-duration>
    <meta:generator>LibreOffice/7.5.3.2$Linux_X86_64 LibreOffice_project/50$Build-2</meta:generator>
    <meta:document-statistic meta:object-count="192"/>
    <meta:user-defined meta:name="AppVersion">15.0000</meta:user-defined>
  </office:meta>
</office:document-meta>
</file>